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89a" officeooo:paragraph-rsid="000548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8:59:45.630625684</meta:creation-date>
    <dc:date>2022-04-22T18:59:59.421372034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